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tusPreferences.getContextURL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tusPreferences.getContextURL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tusPreferences.getContainerHom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actusPreferences.getContex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actusPreferences.getContainerDir( String theContain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tusPreferences.getTemp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tusPreferences.getJet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tusPreferences.getJettyX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